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9 1546">
            <text:p>test_Parser(multiplicity): 1,9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9">
            <text:p>1,9 sec</text:p>
          </table:table-cell>
          <table:table-cell table:style-name="ce162" table:formula="of:=TESTSTAT(&quot;count&quot;; [.B47])" office:value-type="float" office:value="1546">
            <text:p>1546</text:p>
          </table:table-cell>
          <table:table-cell table:style-name="ce164" table:formula="of:=[.E47]/[.D47]" office:value-type="float" office:value="813.684210526316">
            <text:p>813,7 a/sec</text:p>
          </table:table-cell>
          <table:table-cell table:number-columns-repeated="4"/>
        </table:table-row>
        <table:table-row table:style-name="ro6">
          <table:table-cell/>
          <table:table-cell table:formula="of:=TEST_PARSER(&quot;basic&quot;)" office:value-type="string" office:string-value="test_Parser(basic): 2,7 3313">
            <text:p>test_Parser(basic): 2,7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7">
            <text:p>2,7 sec</text:p>
          </table:table-cell>
          <table:table-cell table:style-name="ce162" table:formula="of:=TESTSTAT(&quot;count&quot;; [.B48])" office:value-type="float" office:value="3313">
            <text:p>3313</text:p>
          </table:table-cell>
          <table:table-cell table:style-name="ce164" table:formula="of:=[.E48]/[.D48]" office:value-type="float" office:value="1227.03703703704">
            <text:p>1227,0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7 11149">
            <text:p>test_Parser(types): 6,7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7">
            <text:p>6,7 sec</text:p>
          </table:table-cell>
          <table:table-cell table:style-name="ce162" table:formula="of:=TESTSTAT(&quot;count&quot;; [.B51])" office:value-type="float" office:value="11149">
            <text:p>11149</text:p>
          </table:table-cell>
          <table:table-cell table:style-name="ce164" table:formula="of:=[.E51]/[.D51]" office:value-type="float" office:value="1664.02985074627">
            <text:p>1664,0 a/sec</text:p>
          </table:table-cell>
          <table:table-cell table:number-columns-repeated="4"/>
        </table:table-row>
        <table:table-row table:style-name="ro6">
          <table:table-cell table:number-columns-repeated="3"/>
          <table:table-cell table:style-name="ce161" table:formula="of:=SUM([.D46:.D51])" office:value-type="float" office:value="16.8">
            <text:p>16,8 sec</text:p>
          </table:table-cell>
          <table:table-cell table:style-name="ce163" table:formula="of:=SUM([.E46:.E51])" office:value-type="float" office:value="21945">
            <text:p>21945</text:p>
          </table:table-cell>
          <table:table-cell table:style-name="ce165" table:formula="of:=[.E52]/[.D52]" office:value-type="float" office:value="1306.25">
            <text:p>1306,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5 21940">
            <text:p>test_Parser(all): 15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5">
            <text:p>15,0 sec</text:p>
          </table:table-cell>
          <table:table-cell table:style-name="ce162" table:formula="of:=TESTSTAT(&quot;count&quot;; [.B54])" office:value-type="float" office:value="21940">
            <text:p>21940</text:p>
          </table:table-cell>
          <table:table-cell table:style-name="ce164" table:formula="of:=[.E54]/[.D54]" office:value-type="float" office:value="1462.66666666667">
            <text:p>1462,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3">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lb+ ws* Rule)*</text:p>
            <text:p><text:s text:c="7"/>Rule ::= ws* RuleName ws* "::=" Alt</text:p>
            <text:p><text:s text:c="3"/>RuleName ::= Ident</text:p>
            <text:p><text:s text:c="8"/>Alt ::= Con (lb?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5]; SUM([.D2:.D24]))" office:value-type="string" office:string-value="─Grammar&#13;&#10; ├─Rule&#13;&#10; │ ├─RuleName:'_S'&#13;&#10; │ └─Alt&#13;&#10; │   └─Con&#13;&#10; │     └─Atom&#13;&#10; │       └─Nonterminal:'_Grammar'&#13;&#10; ├─Rule&#13;&#10; │ ├─RuleName:'_ws'&#13;&#10; │ └─Alt&#13;&#10; │   ├─Con&#13;&#10; │   │ └─Atom&#13;&#10; │   │   └─Terminal:' '&#13;&#10; │   └─Con&#13;&#10; │     ├─Atom&#13;&#10; │     │ └─Terminal:'\t'&#13;&#10; │     ├─Atom&#13;&#10; │     │ └─CClass:'.'&#13;&#10; │     └─Atom&#13;&#10; │       └─CClass:'.'&#13;&#10; ├─Rule&#13;&#10; │ ├─RuleName:'_lb'&#13;&#10; │ └─Alt&#13;&#10; │   ├─Con&#13;&#10; │   │ └─Atom&#13;&#10; │   │   └─Terminal:'\r\n'&#13;&#10; │   ├─Con&#13;&#10; │   │ └─Atom&#13;&#10; │   │   └─Terminal:'\r'&#13;&#10; │   ├─Con&#13;&#10; │   │ └─Atom&#13;&#10; │   │   └─Terminal:'\n\r'&#13;&#10; │   └─Con&#13;&#10; │     └─Atom&#13;&#10; │       └─Terminal:'\n'&#13;&#10; ├─Rule&#13;&#10; │ ├─RuleName:'_escQ'&#13;&#10; │ └─Alt&#13;&#10; │   └─Con&#13;&#10; │     ├─Atom&#13;&#10; │     │ └─Terminal:'\\'&#13;&#10; │     └─Atom&#13;&#10; │       └─Alt&#13;&#10; │         ├─Con&#13;&#10; │         │ └─Atom&#13;&#10; │         │   └─Terminal:'r'&#13;&#10; │         ├─Con&#13;&#10; │         │ └─Atom&#13;&#10; │         │   └─Terminal:'n'&#13;&#10; │         ├─Con&#13;&#10; │         │ └─Atom&#13;&#10; │         │   └─Terminal:'t'&#13;&#10; │         ├─Con&#13;&#10; │         │ └─Atom&#13;&#10; │         │   └─Terminal:'\\'&#13;&#10; │         └─Con&#13;&#10; │           └─Atom&#13;&#10; │             └─Terminal:'\&quot;'&#13;&#10; ├─Rule&#13;&#10; │ ├─RuleName:'_Grammar'&#13;&#10; │ └─Alt&#13;&#10; │   └─Con&#13;&#10; │     ├─Atom&#13;&#10; │     │ └─Nonterminal:'_Rule'&#13;&#10; │     └─Atom&#13;&#10; │       └─Alt&#13;&#10; │         └─Con&#13;&#10; │           ├─Atom&#13;&#10; │           │ └─Nonterminal:'_lb'&#13;&#10; │           └─Atom&#13;&#10; │             └─Nonterminal:'_Rule'&#13;&#10; ├─Rule&#13;&#10; │ ├─RuleName:'_Rule'&#13;&#10; │ └─Alt&#13;&#10; │   └─Con&#13;&#10; │     ├─Atom&#13;&#10; │     │ └─Nonterminal:'_RuleName'&#13;&#10; │     ├─Atom&#13;&#10; │     │ └─Terminal:'::='&#13;&#10; │     └─Atom&#13;&#10; │       └─Nonterminal:'_Al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 ├─RuleName:'_Terminal'&#13;&#10; │ └─Alt&#13;&#10; │   └─Con&#13;&#10; │     ├─Atom&#13;&#10; │     │ └─Terminal:'\&quot;'&#13;&#10; │     ├─Atom&#13;&#10; │     │ └─Alt&#13;&#10; │     │   └─Con&#13;&#10; │     │     └─Atom&#13;&#10; │     │       └─Nonterminal:'escQ'&#13;&#10; │     └─Atom&#13;&#10; │       └─Terminal:'\&quot;'&#13;&#10; └─Rule&#13;&#10;   ├─RuleName:'_CClass'&#13;&#10;   └─Alt&#13;&#10;     ├─Con&#13;&#10;     │ └─Atom&#13;&#10;     │   └─Terminal:'.'&#13;&#10;     └─Con&#13;&#10;       └─Atom&#13;&#10;         └─Alt&#13;&#10;           └─Con&#13;&#10;             ├─Atom&#13;&#10;             │ └─Terminal:'['&#13;&#10;             ├─Atom&#13;&#10;             │ └─Alt&#13;&#10;             │   ├─Con&#13;&#10;             │   │ └─Atom&#13;&#10;             │   │   └─Nonterminal:'_NCList'&#13;&#10;             │   └─Con&#13;&#10;             │     └─Atom&#13;&#10;             │       └─Nonterminal:'_PCList'&#13;&#10;             └─Atom&#13;&#10;               └─Terminal:']'" table:number-columns-spanned="1" table:number-rows-spanned="89">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2"/>│ └─Atom</text:p>
            <text:p><text:s/>│ <text:s text:c="2"/>│ <text:s text:c="2"/>└─Terminal:' '</text:p>
            <text:p><text:s/>│ <text:s text:c="2"/>└─Con</text:p>
            <text:p><text:s/>│ <text:s text:c="4"/>├─Atom</text:p>
            <text:p><text:s/>│ <text:s text:c="4"/>│ └─Terminal:'\t'</text:p>
            <text:p><text:s/>│ <text:s text:c="4"/>├─Atom</text:p>
            <text:p><text:s/>│ <text:s text:c="4"/>│ └─CClass:'.'</text:p>
            <text:p><text:s/>│ <text:s text:c="4"/>└─Atom</text:p>
            <text:p><text:s/>│ <text:s text:c="6"/>└─CClass:'.'</text:p>
            <text:p><text:s/>├─Rule</text:p>
            <text:p><text:s/>│ ├─RuleName:'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_escQ'</text:p>
            <text:p><text:s/>│ └─Alt</text:p>
            <text:p><text:s/>│ <text:s text:c="2"/>└─Con</text:p>
            <text:p><text:s/>│ <text:s text:c="4"/>├─Atom</text:p>
            <text:p><text:s/>│ <text:s text:c="4"/>│ └─Terminal:'\\'</text:p>
            <text:p><text:s/>│ <text:s text:c="4"/>└─Atom</text:p>
            <text:p><text:s/>│ <text:s text:c="6"/>└─Alt</text:p>
            <text:p><text:s/>│ <text:s text:c="8"/>├─Con</text:p>
            <text:p><text:s/>│ <text:s text:c="8"/>│ └─Atom</text:p>
            <text:p><text:s/>│ <text:s text:c="8"/>│ <text:s text:c="2"/>└─Terminal:'r'</text:p>
            <text:p><text:s/>│ <text:s text:c="8"/>├─Con</text:p>
            <text:p><text:s/>│ <text:s text:c="8"/>│ └─Atom</text:p>
            <text:p><text:s/>│ <text:s text:c="8"/>│ <text:s text:c="2"/>└─Terminal:'n'</text:p>
            <text:p><text:s/>│ <text:s text:c="8"/>├─Con</text:p>
            <text:p><text:s/>│ <text:s text:c="8"/>│ └─Atom</text:p>
            <text:p><text:s/>│ <text:s text:c="8"/>│ <text:s text:c="2"/>└─Terminal:'t'</text:p>
            <text:p><text:s/>│ <text:s text:c="8"/>├─Con</text:p>
            <text:p><text:s/>│ <text:s text:c="8"/>│ └─Atom</text:p>
            <text:p><text:s/>│ <text:s text:c="8"/>│ <text:s text:c="2"/>└─Terminal:'\\'</text:p>
            <text:p><text:s/>│ <text:s text:c="8"/>└─Con</text:p>
            <text:p><text:s/>│ <text:s text:c="10"/>└─Atom</text:p>
            <text:p><text:s/>│ <text:s text:c="12"/>└─Terminal:'\"'</text:p>
            <text:p><text:s/>├─Rule</text:p>
            <text:p><text:s/>│ ├─RuleName:'_Grammar'</text:p>
            <text:p><text:s/>│ └─Alt</text:p>
            <text:p><text:s/>│ <text:s text:c="2"/>└─Con</text:p>
            <text:p><text:s/>│ <text:s text:c="4"/>├─Atom</text:p>
            <text:p><text:s/>│ <text:s text:c="4"/>│ └─Nonterminal:'_Rule'</text:p>
            <text:p><text:s/>│ <text:s text:c="4"/>└─Atom</text:p>
            <text:p><text:s/>│ <text:s text:c="6"/>└─Alt</text:p>
            <text:p><text:s/>│ <text:s text:c="8"/>└─Con</text:p>
            <text:p><text:s/>│ <text:s text:c="10"/>├─Atom</text:p>
            <text:p><text:s/>│ <text:s text:c="10"/>│ └─Nonterminal:'_lb'</text:p>
            <text:p><text:s/>│ <text:s text:c="10"/>└─Atom</text:p>
            <text:p><text:s/>│ <text:s text:c="12"/>└─Nonterminal:'_Rule'</text:p>
            <text:p><text:s/>├─Rule</text:p>
            <text:p><text:s/>│ ├─RuleName:'_Rule'</text:p>
            <text:p><text:s/>│ └─Alt</text:p>
            <text:p><text:s/>│ <text:s text:c="2"/>└─Con</text:p>
            <text:p><text:s/>│ <text:s text:c="4"/>├─Atom</text:p>
            <text:p><text:s/>│ <text:s text:c="4"/>│ └─Nonterminal:'_RuleName'</text:p>
            <text:p><text:s/>│ <text:s text:c="4"/>├─Atom</text:p>
            <text:p><text:s/>│ <text:s text:c="4"/>│ └─Terminal:'::='</text:p>
            <text:p><text:s/>│ <text:s text:c="4"/>└─Atom</text:p>
            <text:p><text:s/>│ <text:s text:c="6"/>└─Nonterminal:'_Alt'</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RuleName:'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escQ'</text:p>
            <text:p><text:s/>│ <text:s text:c="4"/>└─Atom</text:p>
            <text:p><text:s/>│ <text:s text:c="6"/>└─Terminal:'\"'</text:p>
            <text:p><text:s/>└─Rule</text:p>
            <text:p><text:s text:c="3"/>├─RuleName:'_CClass'</text:p>
            <text:p><text:s text:c="3"/>└─Alt</text:p>
            <text:p><text:s text:c="5"/>├─Con</text:p>
            <text:p><text:s text:c="5"/>│ └─Atom</text:p>
            <text:p><text:s text:c="5"/>│ <text:s text:c="2"/>└─Terminal:'.'</text:p>
            <text:p><text:s text:c="5"/>└─Con</text:p>
            <text:p><text:s text:c="7"/>└─Atom</text:p>
            <text:p><text:s text:c="9"/>└─Alt</text:p>
            <text:p><text:s text:c="11"/>└─Con</text:p>
            <text:p><text:s text:c="13"/>├─Atom</text:p>
            <text:p><text:s text:c="13"/>│ └─Terminal:'['</text:p>
            <text:p><text:s text:c="13"/>├─Atom</text:p>
            <text:p><text:s text:c="13"/>│ └─Alt</text:p>
            <text:p><text:s text:c="13"/>│ <text:s text:c="2"/>├─Con</text:p>
            <text:p><text:s text:c="13"/>│ <text:s text:c="2"/>│ └─Atom</text:p>
            <text:p><text:s text:c="13"/>│ <text:s text:c="2"/>│ <text:s text:c="2"/>└─Nonterminal:'_NCList'</text:p>
            <text:p><text:s text:c="13"/>│ <text:s text:c="2"/>└─Con</text:p>
            <text:p><text:s text:c="13"/>│ <text:s text:c="4"/>└─Atom</text:p>
            <text:p><text:s text:c="13"/>│ <text:s text:c="6"/>└─Nonterminal:'_PCList'</text:p>
            <text:p><text:s text:c="13"/>└─Atom</text:p>
            <text:p><text:s text:c="15"/>└─Terminal:']'</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 | "\t" . [.]</text:p>
            <text:p><text:s text:c="9"/>_lb ::= "\r\n"</text:p>
            <text:p><text:s text:c="15"/>| "\r"</text:p>
            <text:p><text:s text:c="15"/>| "\n\r"</text:p>
            <text:p><text:s text:c="15"/>| "\n"</text:p>
            <text:p><text:s text:c="7"/>_escQ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5">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15.05.2017</text:date>, <text:time>15:28: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5T15:28:46.45</dc:date>
    <meta:editing-duration>P156DT7H39M12S</meta:editing-duration>
    <meta:editing-cycles>610</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String)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fixIndirection(pInd("escQ"), result)
	End If
	pGrmEscQ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Many1( _
						pChoice( _
							pGrmEscQ, _
							badQ _
						) _
					), _
					pSkip(pStr(DQ)) _
				 ), foldl1(concat))
		result = fixIndirection(pInd("Terminal"), result)
	End If
	pGrmTerminal = result
End Function

Function pGrmCClass()
	Static result As Object
	If isNull(result) Then
		result = pChoice( _
			pStr("."), _
			pSeq(Array( _
				pSkip(pStr("[")), _
				pStr("."), _
				pSkip(pStr("]")), _
			), id) _
		)
		result = fixIndirection(pInd("CClass"), result)
	End If
	pGrmCClass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 "/", _
		"(", ")", "[", "]", "{", "}", DQ, _
		" ", CR, LF, TAB, _
		"0", "1", "2", "3", "4", "5", "6", "7", "8", "9" _
	)).x
	
	assert_parses(p, ".", ".", 2).x
	assert_parses(p, "[.]", ".",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